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4683" calcext:value-type="float">
            <text:p>0.04683</text:p>
          </table:table-cell>
          <table:table-cell table:formula="of:=MIN([.B2:.C2])" office:value-type="float" office:value="0.01515" calcext:value-type="float">
            <text:p>0.01515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2" calcext:value-type="float">
            <text:p>0.00062</text:p>
          </table:table-cell>
          <table:table-cell table:formula="of:=MIN([.B3:.C3])" office:value-type="float" office:value="0.00062" calcext:value-type="float">
            <text:p>0.00062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37697" calcext:value-type="float">
            <text:p>0.37697</text:p>
          </table:table-cell>
          <table:table-cell table:formula="of:=MIN([.B4:.C4])" office:value-type="float" office:value="0.05938" calcext:value-type="float">
            <text:p>0.0593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9251" calcext:value-type="float">
            <text:p>0.09251</text:p>
          </table:table-cell>
          <table:table-cell table:formula="of:=MIN([.B5:.C5])" office:value-type="float" office:value="0.01145" calcext:value-type="float">
            <text:p>0.0114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7.55729" calcext:value-type="float">
            <text:p>67.55729</text:p>
          </table:table-cell>
          <table:table-cell table:formula="of:=MIN([.B6:.C6])" office:value-type="float" office:value="67.55729" calcext:value-type="float">
            <text:p>67.5572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69.55747" calcext:value-type="float">
            <text:p>69.55747</text:p>
          </table:table-cell>
          <table:table-cell office:value-type="float" office:value="53.94684" calcext:value-type="float">
            <text:p>53.94684</text:p>
          </table:table-cell>
          <table:table-cell table:formula="of:=MIN([.B7:.C7])" office:value-type="float" office:value="53.94684" calcext:value-type="float">
            <text:p>53.94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4:35:23.368617726</dc:date>
    <meta:editing-duration>PT34S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